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544F67E14B3DE3CC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110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20110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10P0"/>
    </number:number-style>
    <style:style style:name="ce1" style:family="table-cell" style:parent-style-name="Default" style:data-style-name="N2011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udio" table:style-name="ta1">
        <table:shapes>
          <draw:frame draw:z-index="0" draw:style-name="gr1" draw:text-style-name="P1" svg:width="38.505cm" svg:height="15.274cm" svg:x="7.046cm" svg:y="1.434cm">
            <draw:object draw:notify-on-update-of-ranges="estudio.A1:estudio.A199 estudio.B1:estudio.B1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59" calcext:value-type="float">
            <text:p>3,459 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179" calcext:value-type="float">
            <text:p>6,179 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886" calcext:value-type="float">
            <text:p>6,886 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077" calcext:value-type="float">
            <text:p>11,077 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561" calcext:value-type="float">
            <text:p>12,561 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3024" calcext:value-type="float">
            <text:p>13,024 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154" calcext:value-type="float">
            <text:p>18,154 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2534" calcext:value-type="float">
            <text:p>22,534 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4483" calcext:value-type="float">
            <text:p>24,483 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606" calcext:value-type="float">
            <text:p>25,606 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6208" calcext:value-type="float">
            <text:p>26,208 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565" calcext:value-type="float">
            <text:p>26,565 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7376" calcext:value-type="float">
            <text:p>27,376 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8269" calcext:value-type="float">
            <text:p>28,269 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2115" calcext:value-type="float">
            <text:p>32,115 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7096" calcext:value-type="float">
            <text:p>37,096 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6027" calcext:value-type="float">
            <text:p>46,027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611" calcext:value-type="float">
            <text:p>44,611 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string" calcext:value-type="string">
            <text:p>46,4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48276" calcext:value-type="float">
            <text:p>48,276 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49961" calcext:value-type="float">
            <text:p>49,961 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50005" calcext:value-type="float">
            <text:p>50,005 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50632" calcext:value-type="float">
            <text:p>50,632 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50,76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51891" calcext:value-type="float">
            <text:p>51,891 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52,81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string" calcext:value-type="string">
            <text:p>54,4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5432" calcext:value-type="float">
            <text:p>55,432 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56491" calcext:value-type="float">
            <text:p>56,491 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57247" calcext:value-type="float">
            <text:p>57,247 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58568" calcext:value-type="float">
            <text:p>58,568 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63664" calcext:value-type="float">
            <text:p>63,664 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68611" calcext:value-type="float">
            <text:p>68,611 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73346" calcext:value-type="float">
            <text:p>73,346 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string" calcext:value-type="string">
            <text:p>78,8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82873" calcext:value-type="float">
            <text:p>82,873 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87982" calcext:value-type="float">
            <text:p>87,982 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91,8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93369" calcext:value-type="float">
            <text:p>93,369 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94826" calcext:value-type="float">
            <text:p>94,826 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96374" calcext:value-type="float">
            <text:p>96,374 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99646" calcext:value-type="float">
            <text:p>99,646 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01237" calcext:value-type="float">
            <text:p>101,237 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101617" calcext:value-type="float">
            <text:p>101,617 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102624" calcext:value-type="float">
            <text:p>102,624 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03416" calcext:value-type="float">
            <text:p>103,416 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103821" calcext:value-type="float">
            <text:p>103,821 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05441" calcext:value-type="float">
            <text:p>105,441 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108101" calcext:value-type="float">
            <text:p>108,101 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105965" calcext:value-type="float">
            <text:p>105,965 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106215" calcext:value-type="float">
            <text:p>106,215 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06833" calcext:value-type="float">
            <text:p>106,833 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107863" calcext:value-type="float">
            <text:p>107,863 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07668" calcext:value-type="float">
            <text:p>107,668 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109186" calcext:value-type="float">
            <text:p>109,186 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09395" calcext:value-type="float">
            <text:p>109,395 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110161" calcext:value-type="float">
            <text:p>110,161 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9953" calcext:value-type="float">
            <text:p>109,953 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112127" calcext:value-type="float">
            <text:p>112,127 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111597" calcext:value-type="float">
            <text:p>111,597 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113172" calcext:value-type="float">
            <text:p>113,172 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14138" calcext:value-type="float">
            <text:p>114,138 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115131" calcext:value-type="float">
            <text:p>115,131 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17138" calcext:value-type="float">
            <text:p>117,138 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123212" calcext:value-type="float">
            <text:p>123,212 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29032" calcext:value-type="float">
            <text:p>129,032 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131579" calcext:value-type="float">
            <text:p>131,579 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36544" calcext:value-type="float">
            <text:p>136,544 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141226" calcext:value-type="float">
            <text:p>141,226 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46211" calcext:value-type="float">
            <text:p>146,211 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151337" calcext:value-type="float">
            <text:p>151,337 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56716" calcext:value-type="float">
            <text:p>156,716 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64178" calcext:value-type="float">
            <text:p>164,178 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165,81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string" calcext:value-type="string">
            <text:p>169,5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73502" calcext:value-type="float">
            <text:p>173,502 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176357" calcext:value-type="float">
            <text:p>176,357 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7916" calcext:value-type="float">
            <text:p>177,916 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180086" calcext:value-type="float">
            <text:p>180,086 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181,57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string" calcext:value-type="string">
            <text:p>183,4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84328" calcext:value-type="float">
            <text:p>184,328 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186496" calcext:value-type="float">
            <text:p>186,496 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87948" calcext:value-type="float">
            <text:p>187,948 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190024" calcext:value-type="float">
            <text:p>190,024 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191326" calcext:value-type="float">
            <text:p>191,326 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194763" calcext:value-type="float">
            <text:p>194,763 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96289" calcext:value-type="float">
            <text:p>196,289 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197813" calcext:value-type="float">
            <text:p>197,813 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199835" calcext:value-type="float">
            <text:p>199,835 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200262" calcext:value-type="float">
            <text:p>200,262 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99859" calcext:value-type="float">
            <text:p>199,859 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200867" calcext:value-type="float">
            <text:p>200,867 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200,84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202034" calcext:value-type="float">
            <text:p>202,034 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201,8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203971" calcext:value-type="float">
            <text:p>203,971 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4067" calcext:value-type="float">
            <text:p>204,067 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204711" calcext:value-type="float">
            <text:p>204,711 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204876" calcext:value-type="float">
            <text:p>204,876 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208079" calcext:value-type="float">
            <text:p>208,079 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208975" calcext:value-type="float">
            <text:p>208,975 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209913" calcext:value-type="float">
            <text:p>209,913 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213544" calcext:value-type="float">
            <text:p>213,544 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211284" calcext:value-type="float">
            <text:p>211,284 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12814" calcext:value-type="float">
            <text:p>212,814 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213677" calcext:value-type="float">
            <text:p>213,677 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214158" calcext:value-type="float">
            <text:p>214,158 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214922" calcext:value-type="float">
            <text:p>214,922 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215635" calcext:value-type="float">
            <text:p>215,635 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215227" calcext:value-type="float">
            <text:p>215,227 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216,75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216509" calcext:value-type="float">
            <text:p>216,509 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219046" calcext:value-type="float">
            <text:p>219,046 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string" calcext:value-type="string">
            <text:p>218,37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218657" calcext:value-type="float">
            <text:p>218,657 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222714" calcext:value-type="float">
            <text:p>222,714 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221,01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224399" calcext:value-type="float">
            <text:p>224,399 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226116" calcext:value-type="float">
            <text:p>226,116 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227887" calcext:value-type="float">
            <text:p>227,887 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223791" calcext:value-type="float">
            <text:p>223,791 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225075" calcext:value-type="float">
            <text:p>225,075 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225,91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226634" calcext:value-type="float">
            <text:p>226,634 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227572" calcext:value-type="float">
            <text:p>227,572 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228328" calcext:value-type="float">
            <text:p>228,328 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229801" calcext:value-type="float">
            <text:p>229,801 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230607" calcext:value-type="float">
            <text:p>230,607 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235865" calcext:value-type="float">
            <text:p>235,865 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239721" calcext:value-type="float">
            <text:p>239,721 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244793" calcext:value-type="float">
            <text:p>244,793 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249196" calcext:value-type="float">
            <text:p>249,196 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254693" calcext:value-type="float">
            <text:p>254,693 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259074" calcext:value-type="float">
            <text:p>259,074 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264652" calcext:value-type="float">
            <text:p>264,652 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269003" calcext:value-type="float">
            <text:p>269,003 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74778" calcext:value-type="float">
            <text:p>274,778 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279663" calcext:value-type="float">
            <text:p>279,663 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283814" calcext:value-type="float">
            <text:p>283,814 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288477" calcext:value-type="float">
            <text:p>288,477 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293453" calcext:value-type="float">
            <text:p>293,453 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299943" calcext:value-type="float">
            <text:p>299,943 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304235" calcext:value-type="float">
            <text:p>304,235 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309348" calcext:value-type="float">
            <text:p>309,348 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314105" calcext:value-type="float">
            <text:p>314,105 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319944" calcext:value-type="float">
            <text:p>319,944 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25157" calcext:value-type="float">
            <text:p>325,157 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328841" calcext:value-type="float">
            <text:p>328,841 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333448" calcext:value-type="float">
            <text:p>333,448 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339388" calcext:value-type="float">
            <text:p>339,388 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346739" calcext:value-type="float">
            <text:p>346,739 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348908" calcext:value-type="float">
            <text:p>348,908 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352861" calcext:value-type="float">
            <text:p>352,861 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358714" calcext:value-type="float">
            <text:p>358,714 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361777" calcext:value-type="float">
            <text:p>361,777 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364936" calcext:value-type="float">
            <text:p>364,936 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64914" calcext:value-type="float">
            <text:p>364,914 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366666" calcext:value-type="float">
            <text:p>366,666 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368993" calcext:value-type="float">
            <text:p>368,993 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370871" calcext:value-type="float">
            <text:p>370,871 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372213" calcext:value-type="float">
            <text:p>372,213 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374867" calcext:value-type="float">
            <text:p>374,867 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375247" calcext:value-type="float">
            <text:p>375,247 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378181" calcext:value-type="float">
            <text:p>378,181 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380075" calcext:value-type="float">
            <text:p>380,075 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381764" calcext:value-type="float">
            <text:p>381,764 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82103" calcext:value-type="float">
            <text:p>382,103 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384366" calcext:value-type="float">
            <text:p>384,366 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386266" calcext:value-type="float">
            <text:p>386,266 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388886" calcext:value-type="float">
            <text:p>388,886 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390964" calcext:value-type="float">
            <text:p>390,964 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391516" calcext:value-type="float">
            <text:p>391,516 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392897" calcext:value-type="float">
            <text:p>392,897 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394709" calcext:value-type="float">
            <text:p>394,709 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396118" calcext:value-type="float">
            <text:p>396,118 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string" calcext:value-type="string">
            <text:p>398,9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00927" calcext:value-type="float">
            <text:p>400,927 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403695" calcext:value-type="float">
            <text:p>403,695 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404114" calcext:value-type="float">
            <text:p>404,114 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string" calcext:value-type="string">
            <text:p>399,92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400,34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400019" calcext:value-type="float">
            <text:p>400,019 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400409" calcext:value-type="float">
            <text:p>400,409 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400718" calcext:value-type="float">
            <text:p>400,718 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402267" calcext:value-type="float">
            <text:p>402,267 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401975" calcext:value-type="float">
            <text:p>401,975 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404065" calcext:value-type="float">
            <text:p>404,065 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403996" calcext:value-type="float">
            <text:p>403,996 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403489" calcext:value-type="float">
            <text:p>403,489 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407369" calcext:value-type="float">
            <text:p>407,369 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415532" calcext:value-type="float">
            <text:p>415,532 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415742" calcext:value-type="float">
            <text:p>415,742 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416676" calcext:value-type="float">
            <text:p>416,676 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413919" calcext:value-type="float">
            <text:p>413,919 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414846" calcext:value-type="float">
            <text:p>414,846 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415683" calcext:value-type="float">
            <text:p>415,683 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16812" calcext:value-type="float">
            <text:p>416,812 </text:p>
          </table:table-cell>
        </table:table-row>
        <table:table-row table:style-name="ro1" table:number-rows-repeated="104837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16:11:24.688000000</dc:date>
    <meta:editing-duration>PT22M19S</meta:editing-duration>
    <meta:editing-cycles>2</meta:editing-cycles>
    <meta:generator>LibreOffice/7.6.2.1$Windows_X86_64 LibreOffice_project/56f7684011345957bbf33a7ee678afaf4d2ba333</meta:generator>
    <meta:document-statistic meta:table-count="1" meta:cell-count="39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110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20110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10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544F67E14B3DE3C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0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506cm" svg:height="15.275cm" xlink:href=".." xlink:type="simple" chart:class="chart:scatter" chart:style-name="ch1">
        <chart:title svg:x="16.603cm" svg:y="0.441cm" chart:style-name="ch2">
          <text:p>Estudio experimental DyV</text:p>
        </chart:title>
        <chart:plot-area chart:style-name="ch3" table:cell-range-address="estudio.A1:estudio.B199" svg:x="1.781cm" svg:y="1.525cm" svg:width="35.955cm" svg:height="12.464cm">
          <chart:coordinate-region svg:x="3.355cm" svg:y="1.724cm" svg:width="33.731cm" svg:height="11.618cm"/>
          <chart:axis chart:dimension="x" chart:name="primary-x" chart:style-name="ch4">
            <chart:title svg:x="18.96cm" svg:y="14.294cm" chart:style-name="ch5">
              <text:p>Valor de n</text:p>
            </chart:title>
          </chart:axis>
          <chart:axis chart:dimension="y" chart:name="primary-y" chart:style-name="ch6">
            <chart:title svg:x="0.451cm" svg:y="9.587cm" chart:style-name="ch7">
              <text:p>t(n) en 10^(-6) segundos</text:p>
            </chart:title>
            <chart:grid chart:style-name="ch8" chart:class="major"/>
          </chart:axis>
          <chart:series chart:style-name="ch9" chart:values-cell-range-address="estudio.B1:estudio.B199" chart:class="chart:scatter">
            <chart:domain table:cell-range-address="estudio.A1:estudio.A199"/>
            <chart:regression-curve chart:style-name="ch10">
              <chart:equation chart:display-equation="true" chart:display-r-square="false" svg:x="3.943cm" svg:y="2.173cm"/>
            </chart:regression-curve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estudio.A1:estudio.A199</svg:desc>
                </draw:g>
              </table:table-cell>
              <table:table-cell office:value-type="float" office:value="3459">
                <text:p>3459</text:p>
                <draw:g>
                  <svg:desc>estudio.B1:estudio.B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2561">
                <text:p>12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13024">
                <text:p>13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18154">
                <text:p>18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22534">
                <text:p>22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25606">
                <text:p>25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">
                <text:p>65000</text:p>
              </table:table-cell>
              <table:table-cell office:value-type="float" office:value="26208">
                <text:p>26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26565">
                <text:p>2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">
                <text:p>75000</text:p>
              </table:table-cell>
              <table:table-cell office:value-type="float" office:value="27376">
                <text:p>27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28269">
                <text:p>28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">
                <text:p>85000</text:p>
              </table:table-cell>
              <table:table-cell office:value-type="float" office:value="32115">
                <text:p>32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">
                <text:p>90000</text:p>
              </table:table-cell>
              <table:table-cell office:value-type="float" office:value="37096">
                <text:p>37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">
                <text:p>95000</text:p>
              </table:table-cell>
              <table:table-cell office:value-type="float" office:value="46027">
                <text:p>46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44611">
                <text:p>44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">
                <text:p>10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">
                <text:p>110000</text:p>
              </table:table-cell>
              <table:table-cell office:value-type="float" office:value="48276">
                <text:p>48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">
                <text:p>115000</text:p>
              </table:table-cell>
              <table:table-cell office:value-type="float" office:value="49961">
                <text:p>49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">
                <text:p>120000</text:p>
              </table:table-cell>
              <table:table-cell office:value-type="float" office:value="50005">
                <text:p>50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">
                <text:p>125000</text:p>
              </table:table-cell>
              <table:table-cell office:value-type="float" office:value="50632">
                <text:p>50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">
                <text:p>1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">
                <text:p>135000</text:p>
              </table:table-cell>
              <table:table-cell office:value-type="float" office:value="51891">
                <text:p>51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">
                <text:p>14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">
                <text:p>14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">
                <text:p>150000</text:p>
              </table:table-cell>
              <table:table-cell office:value-type="float" office:value="55432">
                <text:p>55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">
                <text:p>155000</text:p>
              </table:table-cell>
              <table:table-cell office:value-type="float" office:value="56491">
                <text:p>56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">
                <text:p>160000</text:p>
              </table:table-cell>
              <table:table-cell office:value-type="float" office:value="57247">
                <text:p>57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">
                <text:p>165000</text:p>
              </table:table-cell>
              <table:table-cell office:value-type="float" office:value="58568">
                <text:p>58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">
                <text:p>170000</text:p>
              </table:table-cell>
              <table:table-cell office:value-type="float" office:value="63664">
                <text:p>63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">
                <text:p>175000</text:p>
              </table:table-cell>
              <table:table-cell office:value-type="float" office:value="68611">
                <text:p>68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">
                <text:p>180000</text:p>
              </table:table-cell>
              <table:table-cell office:value-type="float" office:value="73346">
                <text:p>73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">
                <text:p>18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">
                <text:p>190000</text:p>
              </table:table-cell>
              <table:table-cell office:value-type="float" office:value="82873">
                <text:p>82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">
                <text:p>195000</text:p>
              </table:table-cell>
              <table:table-cell office:value-type="float" office:value="87982">
                <text:p>87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">
                <text:p>205000</text:p>
              </table:table-cell>
              <table:table-cell office:value-type="float" office:value="93369">
                <text:p>933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">
                <text:p>210000</text:p>
              </table:table-cell>
              <table:table-cell office:value-type="float" office:value="94826">
                <text:p>94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">
                <text:p>215000</text:p>
              </table:table-cell>
              <table:table-cell office:value-type="float" office:value="96374">
                <text:p>96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">
                <text:p>220000</text:p>
              </table:table-cell>
              <table:table-cell office:value-type="float" office:value="99646">
                <text:p>9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">
                <text:p>225000</text:p>
              </table:table-cell>
              <table:table-cell office:value-type="float" office:value="101237">
                <text:p>101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">
                <text:p>230000</text:p>
              </table:table-cell>
              <table:table-cell office:value-type="float" office:value="101617">
                <text:p>101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">
                <text:p>235000</text:p>
              </table:table-cell>
              <table:table-cell office:value-type="float" office:value="102624">
                <text:p>102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">
                <text:p>240000</text:p>
              </table:table-cell>
              <table:table-cell office:value-type="float" office:value="103416">
                <text:p>103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">
                <text:p>245000</text:p>
              </table:table-cell>
              <table:table-cell office:value-type="float" office:value="103821">
                <text:p>103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">
                <text:p>250000</text:p>
              </table:table-cell>
              <table:table-cell office:value-type="float" office:value="105441">
                <text:p>105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">
                <text:p>255000</text:p>
              </table:table-cell>
              <table:table-cell office:value-type="float" office:value="108101">
                <text:p>108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">
                <text:p>260000</text:p>
              </table:table-cell>
              <table:table-cell office:value-type="float" office:value="105965">
                <text:p>1059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">
                <text:p>265000</text:p>
              </table:table-cell>
              <table:table-cell office:value-type="float" office:value="106215">
                <text:p>106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">
                <text:p>270000</text:p>
              </table:table-cell>
              <table:table-cell office:value-type="float" office:value="106833">
                <text:p>1068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">
                <text:p>275000</text:p>
              </table:table-cell>
              <table:table-cell office:value-type="float" office:value="107863">
                <text:p>107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">
                <text:p>280000</text:p>
              </table:table-cell>
              <table:table-cell office:value-type="float" office:value="107668">
                <text:p>1076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">
                <text:p>285000</text:p>
              </table:table-cell>
              <table:table-cell office:value-type="float" office:value="109186">
                <text:p>109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">
                <text:p>290000</text:p>
              </table:table-cell>
              <table:table-cell office:value-type="float" office:value="109395">
                <text:p>109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">
                <text:p>295000</text:p>
              </table:table-cell>
              <table:table-cell office:value-type="float" office:value="110161">
                <text:p>110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">
                <text:p>300000</text:p>
              </table:table-cell>
              <table:table-cell office:value-type="float" office:value="109953">
                <text:p>109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">
                <text:p>305000</text:p>
              </table:table-cell>
              <table:table-cell office:value-type="float" office:value="112127">
                <text:p>112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">
                <text:p>310000</text:p>
              </table:table-cell>
              <table:table-cell office:value-type="float" office:value="111597">
                <text:p>1115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">
                <text:p>315000</text:p>
              </table:table-cell>
              <table:table-cell office:value-type="float" office:value="113172">
                <text:p>113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">
                <text:p>320000</text:p>
              </table:table-cell>
              <table:table-cell office:value-type="float" office:value="114138">
                <text:p>114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">
                <text:p>325000</text:p>
              </table:table-cell>
              <table:table-cell office:value-type="float" office:value="115131">
                <text:p>115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">
                <text:p>330000</text:p>
              </table:table-cell>
              <table:table-cell office:value-type="float" office:value="117138">
                <text:p>117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">
                <text:p>335000</text:p>
              </table:table-cell>
              <table:table-cell office:value-type="float" office:value="123212">
                <text:p>123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">
                <text:p>340000</text:p>
              </table:table-cell>
              <table:table-cell office:value-type="float" office:value="129032">
                <text:p>12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">
                <text:p>345000</text:p>
              </table:table-cell>
              <table:table-cell office:value-type="float" office:value="131579">
                <text:p>131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">
                <text:p>350000</text:p>
              </table:table-cell>
              <table:table-cell office:value-type="float" office:value="136544">
                <text:p>136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">
                <text:p>355000</text:p>
              </table:table-cell>
              <table:table-cell office:value-type="float" office:value="141226">
                <text:p>141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0">
                <text:p>360000</text:p>
              </table:table-cell>
              <table:table-cell office:value-type="float" office:value="146211">
                <text:p>146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0">
                <text:p>365000</text:p>
              </table:table-cell>
              <table:table-cell office:value-type="float" office:value="151337">
                <text:p>151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0">
                <text:p>370000</text:p>
              </table:table-cell>
              <table:table-cell office:value-type="float" office:value="156716">
                <text:p>156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0">
                <text:p>375000</text:p>
              </table:table-cell>
              <table:table-cell office:value-type="float" office:value="164178">
                <text:p>164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0">
                <text:p>390000</text:p>
              </table:table-cell>
              <table:table-cell office:value-type="float" office:value="173502">
                <text:p>173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0">
                <text:p>395000</text:p>
              </table:table-cell>
              <table:table-cell office:value-type="float" office:value="176357">
                <text:p>176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">
                <text:p>400000</text:p>
              </table:table-cell>
              <table:table-cell office:value-type="float" office:value="177916">
                <text:p>177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0">
                <text:p>405000</text:p>
              </table:table-cell>
              <table:table-cell office:value-type="float" office:value="180086">
                <text:p>180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0">
                <text:p>420000</text:p>
              </table:table-cell>
              <table:table-cell office:value-type="float" office:value="184328">
                <text:p>184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0">
                <text:p>425000</text:p>
              </table:table-cell>
              <table:table-cell office:value-type="float" office:value="186496">
                <text:p>186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0">
                <text:p>430000</text:p>
              </table:table-cell>
              <table:table-cell office:value-type="float" office:value="187948">
                <text:p>187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0">
                <text:p>435000</text:p>
              </table:table-cell>
              <table:table-cell office:value-type="float" office:value="190024">
                <text:p>190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0">
                <text:p>440000</text:p>
              </table:table-cell>
              <table:table-cell office:value-type="float" office:value="191326">
                <text:p>1913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0">
                <text:p>445000</text:p>
              </table:table-cell>
              <table:table-cell office:value-type="float" office:value="194763">
                <text:p>194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0">
                <text:p>450000</text:p>
              </table:table-cell>
              <table:table-cell office:value-type="float" office:value="196289">
                <text:p>196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0">
                <text:p>455000</text:p>
              </table:table-cell>
              <table:table-cell office:value-type="float" office:value="197813">
                <text:p>197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0">
                <text:p>460000</text:p>
              </table:table-cell>
              <table:table-cell office:value-type="float" office:value="199835">
                <text:p>199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0">
                <text:p>465000</text:p>
              </table:table-cell>
              <table:table-cell office:value-type="float" office:value="200262">
                <text:p>2002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0">
                <text:p>470000</text:p>
              </table:table-cell>
              <table:table-cell office:value-type="float" office:value="199859">
                <text:p>199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0">
                <text:p>475000</text:p>
              </table:table-cell>
              <table:table-cell office:value-type="float" office:value="200867">
                <text:p>200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0">
                <text:p>485000</text:p>
              </table:table-cell>
              <table:table-cell office:value-type="float" office:value="202034">
                <text:p>202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0">
                <text:p>495000</text:p>
              </table:table-cell>
              <table:table-cell office:value-type="float" office:value="203971">
                <text:p>203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0">
                <text:p>500000</text:p>
              </table:table-cell>
              <table:table-cell office:value-type="float" office:value="204067">
                <text:p>204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000">
                <text:p>505000</text:p>
              </table:table-cell>
              <table:table-cell office:value-type="float" office:value="204711">
                <text:p>2047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000">
                <text:p>510000</text:p>
              </table:table-cell>
              <table:table-cell office:value-type="float" office:value="204876">
                <text:p>204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5000">
                <text:p>515000</text:p>
              </table:table-cell>
              <table:table-cell office:value-type="float" office:value="208079">
                <text:p>208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000">
                <text:p>520000</text:p>
              </table:table-cell>
              <table:table-cell office:value-type="float" office:value="208975">
                <text:p>2089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000">
                <text:p>525000</text:p>
              </table:table-cell>
              <table:table-cell office:value-type="float" office:value="209913">
                <text:p>209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0000">
                <text:p>530000</text:p>
              </table:table-cell>
              <table:table-cell office:value-type="float" office:value="213544">
                <text:p>213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000">
                <text:p>535000</text:p>
              </table:table-cell>
              <table:table-cell office:value-type="float" office:value="211284">
                <text:p>211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000">
                <text:p>540000</text:p>
              </table:table-cell>
              <table:table-cell office:value-type="float" office:value="212814">
                <text:p>212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000">
                <text:p>545000</text:p>
              </table:table-cell>
              <table:table-cell office:value-type="float" office:value="213677">
                <text:p>213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000">
                <text:p>550000</text:p>
              </table:table-cell>
              <table:table-cell office:value-type="float" office:value="214158">
                <text:p>214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000">
                <text:p>555000</text:p>
              </table:table-cell>
              <table:table-cell office:value-type="float" office:value="214922">
                <text:p>2149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000">
                <text:p>560000</text:p>
              </table:table-cell>
              <table:table-cell office:value-type="float" office:value="215635">
                <text:p>21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000">
                <text:p>565000</text:p>
              </table:table-cell>
              <table:table-cell office:value-type="float" office:value="215227">
                <text:p>215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000">
                <text:p>575000</text:p>
              </table:table-cell>
              <table:table-cell office:value-type="float" office:value="216509">
                <text:p>216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000">
                <text:p>580000</text:p>
              </table:table-cell>
              <table:table-cell office:value-type="float" office:value="219046">
                <text:p>2190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000">
                <text:p>590000</text:p>
              </table:table-cell>
              <table:table-cell office:value-type="float" office:value="218657">
                <text:p>218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5000">
                <text:p>595000</text:p>
              </table:table-cell>
              <table:table-cell office:value-type="float" office:value="222714">
                <text:p>222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5000">
                <text:p>605000</text:p>
              </table:table-cell>
              <table:table-cell office:value-type="float" office:value="224399">
                <text:p>224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0000">
                <text:p>610000</text:p>
              </table:table-cell>
              <table:table-cell office:value-type="float" office:value="226116">
                <text:p>226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5000">
                <text:p>615000</text:p>
              </table:table-cell>
              <table:table-cell office:value-type="float" office:value="227887">
                <text:p>227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000">
                <text:p>620000</text:p>
              </table:table-cell>
              <table:table-cell office:value-type="float" office:value="223791">
                <text:p>2237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000">
                <text:p>625000</text:p>
              </table:table-cell>
              <table:table-cell office:value-type="float" office:value="225075">
                <text:p>225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5000">
                <text:p>635000</text:p>
              </table:table-cell>
              <table:table-cell office:value-type="float" office:value="226634">
                <text:p>226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000">
                <text:p>640000</text:p>
              </table:table-cell>
              <table:table-cell office:value-type="float" office:value="227572">
                <text:p>227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000">
                <text:p>645000</text:p>
              </table:table-cell>
              <table:table-cell office:value-type="float" office:value="228328">
                <text:p>2283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0000">
                <text:p>650000</text:p>
              </table:table-cell>
              <table:table-cell office:value-type="float" office:value="229801">
                <text:p>229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000">
                <text:p>655000</text:p>
              </table:table-cell>
              <table:table-cell office:value-type="float" office:value="230607">
                <text:p>230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000">
                <text:p>660000</text:p>
              </table:table-cell>
              <table:table-cell office:value-type="float" office:value="235865">
                <text:p>235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5000">
                <text:p>665000</text:p>
              </table:table-cell>
              <table:table-cell office:value-type="float" office:value="239721">
                <text:p>239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000">
                <text:p>670000</text:p>
              </table:table-cell>
              <table:table-cell office:value-type="float" office:value="244793">
                <text:p>2447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5000">
                <text:p>675000</text:p>
              </table:table-cell>
              <table:table-cell office:value-type="float" office:value="249196">
                <text:p>249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000">
                <text:p>680000</text:p>
              </table:table-cell>
              <table:table-cell office:value-type="float" office:value="254693">
                <text:p>254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000">
                <text:p>685000</text:p>
              </table:table-cell>
              <table:table-cell office:value-type="float" office:value="259074">
                <text:p>25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000">
                <text:p>690000</text:p>
              </table:table-cell>
              <table:table-cell office:value-type="float" office:value="264652">
                <text:p>264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5000">
                <text:p>695000</text:p>
              </table:table-cell>
              <table:table-cell office:value-type="float" office:value="269003">
                <text:p>269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0000">
                <text:p>700000</text:p>
              </table:table-cell>
              <table:table-cell office:value-type="float" office:value="274778">
                <text:p>274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5000">
                <text:p>705000</text:p>
              </table:table-cell>
              <table:table-cell office:value-type="float" office:value="279663">
                <text:p>279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000">
                <text:p>710000</text:p>
              </table:table-cell>
              <table:table-cell office:value-type="float" office:value="283814">
                <text:p>283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5000">
                <text:p>715000</text:p>
              </table:table-cell>
              <table:table-cell office:value-type="float" office:value="288477">
                <text:p>288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000">
                <text:p>720000</text:p>
              </table:table-cell>
              <table:table-cell office:value-type="float" office:value="293453">
                <text:p>293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5000">
                <text:p>725000</text:p>
              </table:table-cell>
              <table:table-cell office:value-type="float" office:value="299943">
                <text:p>2999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0000">
                <text:p>730000</text:p>
              </table:table-cell>
              <table:table-cell office:value-type="float" office:value="304235">
                <text:p>304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5000">
                <text:p>735000</text:p>
              </table:table-cell>
              <table:table-cell office:value-type="float" office:value="309348">
                <text:p>309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0000">
                <text:p>740000</text:p>
              </table:table-cell>
              <table:table-cell office:value-type="float" office:value="314105">
                <text:p>314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5000">
                <text:p>745000</text:p>
              </table:table-cell>
              <table:table-cell office:value-type="float" office:value="319944">
                <text:p>3199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0000">
                <text:p>750000</text:p>
              </table:table-cell>
              <table:table-cell office:value-type="float" office:value="325157">
                <text:p>325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5000">
                <text:p>755000</text:p>
              </table:table-cell>
              <table:table-cell office:value-type="float" office:value="328841">
                <text:p>328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0000">
                <text:p>760000</text:p>
              </table:table-cell>
              <table:table-cell office:value-type="float" office:value="333448">
                <text:p>3334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5000">
                <text:p>765000</text:p>
              </table:table-cell>
              <table:table-cell office:value-type="float" office:value="339388">
                <text:p>3393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0000">
                <text:p>770000</text:p>
              </table:table-cell>
              <table:table-cell office:value-type="float" office:value="346739">
                <text:p>3467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000">
                <text:p>775000</text:p>
              </table:table-cell>
              <table:table-cell office:value-type="float" office:value="348908">
                <text:p>348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000">
                <text:p>780000</text:p>
              </table:table-cell>
              <table:table-cell office:value-type="float" office:value="352861">
                <text:p>3528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000">
                <text:p>785000</text:p>
              </table:table-cell>
              <table:table-cell office:value-type="float" office:value="358714">
                <text:p>3587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0000">
                <text:p>790000</text:p>
              </table:table-cell>
              <table:table-cell office:value-type="float" office:value="361777">
                <text:p>3617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000">
                <text:p>795000</text:p>
              </table:table-cell>
              <table:table-cell office:value-type="float" office:value="364936">
                <text:p>364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000">
                <text:p>800000</text:p>
              </table:table-cell>
              <table:table-cell office:value-type="float" office:value="364914">
                <text:p>364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000">
                <text:p>805000</text:p>
              </table:table-cell>
              <table:table-cell office:value-type="float" office:value="366666">
                <text:p>36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000">
                <text:p>810000</text:p>
              </table:table-cell>
              <table:table-cell office:value-type="float" office:value="368993">
                <text:p>3689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000">
                <text:p>815000</text:p>
              </table:table-cell>
              <table:table-cell office:value-type="float" office:value="370871">
                <text:p>370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000">
                <text:p>820000</text:p>
              </table:table-cell>
              <table:table-cell office:value-type="float" office:value="372213">
                <text:p>3722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5000">
                <text:p>825000</text:p>
              </table:table-cell>
              <table:table-cell office:value-type="float" office:value="374867">
                <text:p>3748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0000">
                <text:p>830000</text:p>
              </table:table-cell>
              <table:table-cell office:value-type="float" office:value="375247">
                <text:p>375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0">
                <text:p>835000</text:p>
              </table:table-cell>
              <table:table-cell office:value-type="float" office:value="378181">
                <text:p>3781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0000">
                <text:p>840000</text:p>
              </table:table-cell>
              <table:table-cell office:value-type="float" office:value="380075">
                <text:p>380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5000">
                <text:p>845000</text:p>
              </table:table-cell>
              <table:table-cell office:value-type="float" office:value="381764">
                <text:p>381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0000">
                <text:p>850000</text:p>
              </table:table-cell>
              <table:table-cell office:value-type="float" office:value="382103">
                <text:p>3821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000">
                <text:p>855000</text:p>
              </table:table-cell>
              <table:table-cell office:value-type="float" office:value="384366">
                <text:p>3843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000">
                <text:p>860000</text:p>
              </table:table-cell>
              <table:table-cell office:value-type="float" office:value="386266">
                <text:p>386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5000">
                <text:p>865000</text:p>
              </table:table-cell>
              <table:table-cell office:value-type="float" office:value="388886">
                <text:p>388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000">
                <text:p>870000</text:p>
              </table:table-cell>
              <table:table-cell office:value-type="float" office:value="390964">
                <text:p>3909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5000">
                <text:p>875000</text:p>
              </table:table-cell>
              <table:table-cell office:value-type="float" office:value="391516">
                <text:p>39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0000">
                <text:p>880000</text:p>
              </table:table-cell>
              <table:table-cell office:value-type="float" office:value="392897">
                <text:p>392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5000">
                <text:p>885000</text:p>
              </table:table-cell>
              <table:table-cell office:value-type="float" office:value="394709">
                <text:p>3947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000">
                <text:p>890000</text:p>
              </table:table-cell>
              <table:table-cell office:value-type="float" office:value="396118">
                <text:p>3961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000">
                <text:p>900000</text:p>
              </table:table-cell>
              <table:table-cell office:value-type="float" office:value="400927">
                <text:p>4009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5000">
                <text:p>905000</text:p>
              </table:table-cell>
              <table:table-cell office:value-type="float" office:value="403695">
                <text:p>40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0000">
                <text:p>910000</text:p>
              </table:table-cell>
              <table:table-cell office:value-type="float" office:value="404114">
                <text:p>40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5000">
                <text:p>925000</text:p>
              </table:table-cell>
              <table:table-cell office:value-type="float" office:value="400019">
                <text:p>400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0000">
                <text:p>930000</text:p>
              </table:table-cell>
              <table:table-cell office:value-type="float" office:value="400409">
                <text:p>4004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5000">
                <text:p>935000</text:p>
              </table:table-cell>
              <table:table-cell office:value-type="float" office:value="400718">
                <text:p>400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000">
                <text:p>940000</text:p>
              </table:table-cell>
              <table:table-cell office:value-type="float" office:value="402267">
                <text:p>4022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000">
                <text:p>945000</text:p>
              </table:table-cell>
              <table:table-cell office:value-type="float" office:value="401975">
                <text:p>401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0000">
                <text:p>950000</text:p>
              </table:table-cell>
              <table:table-cell office:value-type="float" office:value="404065">
                <text:p>404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5000">
                <text:p>955000</text:p>
              </table:table-cell>
              <table:table-cell office:value-type="float" office:value="403996">
                <text:p>403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0000">
                <text:p>960000</text:p>
              </table:table-cell>
              <table:table-cell office:value-type="float" office:value="403489">
                <text:p>403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5000">
                <text:p>965000</text:p>
              </table:table-cell>
              <table:table-cell office:value-type="float" office:value="407369">
                <text:p>4073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0000">
                <text:p>970000</text:p>
              </table:table-cell>
              <table:table-cell office:value-type="float" office:value="415532">
                <text:p>4155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5000">
                <text:p>975000</text:p>
              </table:table-cell>
              <table:table-cell office:value-type="float" office:value="415742">
                <text:p>4157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000">
                <text:p>980000</text:p>
              </table:table-cell>
              <table:table-cell office:value-type="float" office:value="416676">
                <text:p>416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5000">
                <text:p>985000</text:p>
              </table:table-cell>
              <table:table-cell office:value-type="float" office:value="413919">
                <text:p>413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0000">
                <text:p>990000</text:p>
              </table:table-cell>
              <table:table-cell office:value-type="float" office:value="414846">
                <text:p>414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5000">
                <text:p>995000</text:p>
              </table:table-cell>
              <table:table-cell office:value-type="float" office:value="415683">
                <text:p>415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0">
                <text:p>1000000</text:p>
              </table:table-cell>
              <table:table-cell office:value-type="float" office:value="416812">
                <text:p>41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